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3a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arefa1clase.w3spaces.com/videogirasol.html" text:style-name="Internet_20_link" text:visited-style-name="Visited_20_Internet_20_Link"><text:s/></text:a><text:a xlink:type="simple" xlink:href="https://tarefa1clase.w3spaces.com/videogirasol.html" text:style-name="Internet_20_link" text:visited-style-name="Visited_20_Internet_20_Link"><text:span text:style-name="T1">Tarefa vídeo 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2:18:49.581000000</meta:creation-date>
    <dc:date>2022-10-21T12:31:51.109000000</dc:date>
    <meta:editing-duration>PT1M34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" meta:word-count="2" meta:character-count="14" meta:non-whitespace-character-count="11"/>
  </office:meta>
</office:document-meta>
</file>